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erting tables with custom column widths</text:h>
      <text:h text:style-name="Heading_20_2" text:outline-level="2">Belgian cities</text:h>
      <text:p text:style-name="Standard"><office:annotation><dc:creator>Luc Saffre</dc:creator><dc:date>2012-04-19T07:00:01.62</dc:date><text:p text:style-name="P1"><text:span text:style-name="T1">do text</text:span></text:p><text:p text:style-name="P1"><text:span text:style-name="T1">from table(ui.request("countries.CitiesByCountry",master_id="BE"))</text:span></text:p></office:annotation></text:p>
      <text:p text:style-name="Standard"/>
      <text:h text:style-name="Heading_20_2" text:outline-level="2">Persons</text:h>
      <text:p text:style-name="Standard"><office:annotation><dc:creator>Luc Saffre</dc:creator><dc:date>2012-04-19T17:38:48.62</dc:date><text:p text:style-name="P1"><text:span text:style-name="T2">do text</text:span></text:p><text:p text:style-name="P1"><text:span text:style-name="T2">from table(ui.request("contacts.Persons"),"first_name:10 last_name:20 gender:7 address_column"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/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02-14T03:03:05.64</meta:creation-date>
    <dc:date>2012-04-21T21:05:31.56</dc:date>
    <dc:creator>Luc Saffre</dc:creator>
    <meta:editing-duration>PT5H8M37S</meta:editing-duration>
    <meta:editing-cycles>38</meta:editing-cycles>
    <meta:generator>LibreOffice/3.4$Win32 LibreOffice_project/340m1$Build-402</meta:generator>
    <meta:document-statistic meta:table-count="0" meta:image-count="0" meta:object-count="0" meta:page-count="1" meta:paragraph-count="5" meta:word-count="11" meta:character-count="65" meta:non-whitespace-character-count="59"/>
  </office:meta>
</office:document-meta>
</file>